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3858143206591405786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40418774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5807096812488596187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5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  <text:p text:style-name="P3"/>
      <text:p text:style-name="P3">Wed June 6, 2018 <text:span text:style-name="T1">5.25 miles</text:span></text:p>
      <text:p text:style-name="P3">I ran ½ mile to the Wise Center.</text:p>
      <text:p text:style-name="P3">On a treadmill I ran 4 miles averaging 10:00/mile including a ½ mile in 4:30.</text:p>
      <text:p text:style-name="P3">Warm down: I jogged a ½ mile and walked ¼ mile. <text:s/></text:p>
      <text:p text:style-name="P3"/>
      <text:p text:style-name="P3">Thur June 7, 2018 <text:span text:style-name="T1">4.6 miles </text:span><text:s/></text:p>
      <text:p text:style-name="P3">I ran 4.6 miles on hilly roads and grass with Mark Ams. <text:s/>We averaged 10:59/mile.</text:p>
      <text:p text:style-name="P3"/>
      <text:p text:style-name="P3">Fri June 8, 2018 <text:span text:style-name="T1">3 miles</text:span></text:p>
      <text:p text:style-name="P3">I ran on a hilly course 3 miles out and back on Limber Road without a warm up. <text:s/>Splits: 9:55, 8:41, 8:12 <text:s/></text:p>
      <text:p text:style-name="P3">Average pace: 8:56/mile <text:s/></text:p>
      <text:p text:style-name="P3">Sum of all ascents on the course: 278 feet</text:p>
      <text:p text:style-name="P3"/>
      <text:p text:style-name="P4">51.9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8T20:22:58.90</dc:date>
    <dc:creator>James Lombardi</dc:creator>
    <meta:editing-duration>P3DT4H38M48S</meta:editing-duration>
    <meta:editing-cycles>297</meta:editing-cycles>
    <meta:generator>OpenOffice/4.1.2$Win32 OpenOffice.org_project/412m3$Build-9782</meta:generator>
    <meta:document-statistic meta:table-count="0" meta:image-count="0" meta:object-count="0" meta:page-count="16" meta:paragraph-count="350" meta:word-count="4466" meta:character-count="21845"/>
  </office:meta>
</office:document-meta>
</file>